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100000438DAB3CA58764FECAC.png" manifest:media-type="image/png"/>
  <manifest:file-entry manifest:full-path="Pictures/10000201000007710000043811B4A452B38165EA.png" manifest:media-type="image/png"/>
  <manifest:file-entry manifest:full-path="Pictures/1000020100000151000000A126A340D69C41E72E.png" manifest:media-type="image/png"/>
  <manifest:file-entry manifest:full-path="Pictures/1000020100000772000004382000693E5381CC60.png" manifest:media-type="image/png"/>
  <manifest:file-entry manifest:full-path="Pictures/10000000000007800000050094185603E421DFF1.jpg" manifest:media-type="image/jpeg"/>
  <manifest:file-entry manifest:full-path="Pictures/100002010000078000000438CBB821F4B0B8EA75.png" manifest:media-type="image/png"/>
  <manifest:file-entry manifest:full-path="Pictures/10000201000004C8000003ABF6F608D6B3FE6A67.png" manifest:media-type="image/png"/>
  <manifest:file-entry manifest:full-path="Pictures/1000020100000A00000005A028B61D9211FB5351.png" manifest:media-type="image/png"/>
  <manifest:file-entry manifest:full-path="Pictures/1000065300001BE400000D5700C52CFF8D666940.svg" manifest:media-type="image/svg+xml"/>
  <manifest:file-entry manifest:full-path="Pictures/1000000000000500000002D0AD2E5BAC7A8BDD56.png" manifest:media-type="image/png"/>
  <manifest:file-entry manifest:full-path="Pictures/10000201000004090000017187D2D45A0E221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bca04" draw:textarea-vertical-align="middle"/>
    </style:style>
    <style:style style:name="pr1" style:family="presentation" style:parent-style-name="Default-title">
      <style:graphic-properties draw:auto-grow-height="true" fo:min-height="6.351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7.9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line-height="75%"/>
    </style:style>
    <style:style style:name="P5" style:family="paragraph">
      <style:paragraph-properties fo:line-height="75%"/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bca04"/>
      <style:paragraph-properties fo:text-align="center"/>
    </style:style>
    <style:style style:name="P10" style:family="paragraph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color="#ffffff" style:font-name="Open Sans Semibold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ffffff" style:font-name="Open Sans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1.806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3" draw:layer="layout" svg:width="25.199cm" svg:height="9.514cm" svg:x="1.401cm" svg:y="7.134cm" presentation:class="title" presentation:user-transformed="true">
          <draw:text-box>
            <text:p text:style-name="P2"><text:span text:style-name="T1">Welcome to the</text:span><text:span text:style-name="T1"><text:line-break/></text:span><text:span text:style-name="T2">Nextcloud community</text:span><text:span text:style-name="T2"><text:line-break/></text:span><text:span text:style-name="T1">:)</text:span></text:p>
          </draw:text-box>
        </draw:frame>
        <draw:frame presentation:style-name="pr2" draw:text-style-name="P5" draw:layer="layout" svg:width="25.199cm" svg:height="3.506cm" svg:x="1.401cm" svg:y="17.539cm" presentation:class="title" presentation:user-transformed="true">
          <draw:text-box>
            <text:p text:style-name="P4"><text:span text:style-name="T3">nextcloud.com</text:span></text:p>
          </draw:text-box>
        </draw:frame>
        <draw:frame draw:style-name="gr2" draw:text-style-name="P6" draw:layer="layout" svg:width="7.139cm" svg:height="3.414cm" svg:x="10.431cm" svg:y="2.701cm">
          <draw:image xlink:href="Pictures/1000065300001BE400000D5700C52CFF8D666940.svg" xlink:type="simple" xlink:show="embed" xlink:actuate="onLoad">
            <text:p/>
          </draw:image>
          <draw:image xlink:href="Pictures/1000020100000151000000A126A340D69C41E72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37.386cm" svg:height="21.194cm" draw:transform="rotate (0.0010471975511966) translate (-0.932cm -0.081cm)">
          <draw:image xlink:href="Pictures/10000201000007710000043811B4A452B38165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5.749cm" svg:x="0.001cm" svg:y="-0.001cm">
          <draw:image xlink:href="Pictures/100002010000078000000438CBB821F4B0B8EA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5.749cm" svg:x="0.001cm" svg:y="0cm">
          <draw:image xlink:href="Pictures/1000020100000A00000005A028B61D9211FB53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8.45cm" svg:height="16.002cm" svg:x="0cm" svg:y="0cm">
          <draw:image xlink:href="Pictures/1000000000000500000002D0AD2E5BAC7A8BDD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32.445cm" svg:height="24.891cm" svg:x="0cm" svg:y="0.001cm">
          <draw:image xlink:href="Pictures/10000201000004C8000003ABF6F608D6B3FE6A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35.172cm" svg:height="19.928cm" svg:x="-3.137cm" svg:y="-0.116cm">
          <draw:image xlink:href="Pictures/1000020100000772000004382000693E5381C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rect draw:style-name="gr5" draw:text-style-name="P9" draw:layer="layout" svg:width="14.648cm" svg:height="4.572cm" svg:x="6.688cm" svg:y="4.418cm" draw:corner-radius="0.5cm">
          <text:p/>
        </draw:rect>
        <draw:frame presentation:style-name="pr2" draw:text-style-name="P10" draw:layer="layout" svg:width="25.199cm" svg:height="3.506cm" svg:x="1.401cm" svg:y="4.837cm" presentation:class="title" presentation:user-transformed="true">
          <draw:text-box>
            <text:p><text:span text:style-name="T4">starter issue</text:span></text:p>
          </draw:text-box>
        </draw:frame>
        <draw:frame draw:style-name="gr2" draw:text-style-name="P6" draw:layer="layout" svg:width="21.864cm" svg:height="7.81cm" svg:x="3.048cm" svg:y="9.954cm">
          <draw:image xlink:href="Pictures/10000201000004090000017187D2D45A0E2215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34.502cm" svg:height="19.558cm" svg:x="-2.421cm" svg:y="0cm">
          <draw:image xlink:href="Pictures/100002010000077100000438DAB3CA58764FE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4" draw:text-style-name="P3" draw:layer="layout" svg:width="25.199cm" svg:height="9.514cm" svg:x="1.401cm" svg:y="7.331cm" presentation:class="title" presentation:user-transformed="true">
          <draw:text-box>
            <text:p text:style-name="P2"><text:span text:style-name="T1">See you on</text:span><text:span text:style-name="T5"><text:line-break/></text:span><text:span text:style-name="T2">github.com/nextcloud</text:span><text:span text:style-name="T2"><text:line-break/></text:span><text:span text:style-name="T1">:)</text:span></text:p>
          </draw:text-box>
        </draw:frame>
        <draw:frame draw:style-name="gr2" draw:text-style-name="P6" draw:layer="layout" svg:width="7.139cm" svg:height="3.414cm" svg:x="10.432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26A340D69C41E72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üller</meta:initial-creator>
    <meta:creation-date>2014-08-06T09:21:45.055106051</meta:creation-date>
    <dc:date>2016-10-28T21:43:25.769561475</dc:date>
    <meta:editing-duration>PT5H24M2S</meta:editing-duration>
    <meta:editing-cycles>80</meta:editing-cycles>
    <meta:generator>LibreOffice/5.1.4.2$Linux_X86_64 LibreOffice_project/10m0$Build-2</meta:generator>
    <meta:document-statistic meta:object-count="58"/>
  </office:meta>
</office:document-meta>
</file>